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2pt" fo:font-weight="bold" style:font-size-asian="12pt" style:font-weight-asian="bold" style:font-name-complex="Arial" style:font-size-complex="12pt"/>
    </style:style>
    <style:style style:name="P2" style:family="paragraph" style:parent-style-name="Normal">
      <style:paragraph-properties fo:line-height="150%" fo:text-align="center" style:justify-single-word="false"/>
      <style:text-properties style:font-name="Arial" fo:font-size="12pt" fo:font-weight="bold" style:font-size-asian="12pt" style:font-weight-asian="bold" style:font-name-complex="Arial" style:font-size-complex="12pt"/>
    </style:style>
    <style:style style:name="P3" style:family="paragraph" style:parent-style-name="Normal">
      <style:paragraph-properties fo:line-height="150%" fo:text-align="start" style:justify-single-word="false"/>
      <style:text-properties style:font-name="Arial" fo:font-size="12pt" style:font-size-asian="12pt" style:font-name-complex="Arial" style:font-size-complex="12pt"/>
    </style:style>
    <style:style style:name="P4" style:family="paragraph" style:parent-style-name="Normal">
      <style:paragraph-properties fo:line-height="150%"/>
      <style:text-properties style:font-name="Arial" fo:font-size="12pt" fo:font-weight="normal" fo:background-color="#ffff00" style:font-size-asian="12pt" style:font-weight-asian="normal" style:font-name-complex="Arial" style:font-size-complex="12pt" style:font-weight-complex="normal"/>
    </style:style>
    <style:style style:name="P5" style:family="paragraph" style:parent-style-name="Normal">
      <style:paragraph-properties fo:line-height="150%"/>
    </style:style>
    <style:style style:name="P6" style:family="paragraph" style:parent-style-name="Listeafsnit">
      <style:paragraph-properties fo:margin-left="3.57cm" fo:margin-right="0cm" fo:line-height="150%" fo:text-align="start" style:justify-single-word="false" fo:text-indent="1.03cm" style:auto-text-indent="false">
        <style:tab-stops/>
      </style:paragraph-properties>
      <style:text-properties style:font-name="Arial" fo:font-size="12pt" style:font-size-asian="12pt" style:font-name-complex="Arial" style:font-size-complex="12pt"/>
    </style:style>
    <style:style style:name="P7" style:family="paragraph" style:parent-style-name="Normal">
      <style:paragraph-properties fo:line-height="150%" fo:text-align="start" style:justify-single-word="false"/>
      <style:text-properties style:font-name="Arial" fo:font-size="12pt" fo:font-weight="normal" fo:background-color="#ffff00" style:font-size-asian="12pt" style:font-weight-asian="normal" style:font-name-complex="Arial" style:font-size-complex="12pt" style:font-weight-complex="normal"/>
    </style:style>
    <style:style style:name="P8" style:family="paragraph" style:parent-style-name="Listeafsnit" style:list-style-name="L1">
      <style:paragraph-properties fo:margin-left="1.27cm" fo:margin-right="0cm" fo:line-height="150%" fo:text-align="start" style:justify-single-word="false" fo:text-indent="0cm" style:auto-text-indent="false"/>
      <style:text-properties style:font-name="Arial" fo:font-size="12pt" style:font-size-asian="12pt" style:font-name-complex="Arial" style:font-size-complex="12pt"/>
    </style:style>
    <style:style style:name="T1" style:family="text">
      <style:text-properties style:font-name="Arial"/>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fo:font-weight="normal" style:font-size-asian="12pt" style:font-weight-asian="normal" style:font-name-complex="Arial" style:font-size-complex="12pt" style:font-weight-complex="normal"/>
    </style:style>
    <style:style style:name="T4" style:family="text">
      <style:text-properties fo:font-size="14pt" style:font-size-asian="14pt" style:font-size-complex="14pt"/>
    </style:style>
    <text:list-style style:name="L1">
      <text:list-level-style-number text:level="1" style:num-suffix="." style:num-format="1">
        <style:list-level-properties text:space-before="0.002cm" text:min-label-width="0.49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pan text:style-name="T4">Gruppe 3</text:span> </text:p>
      <text:p text:style-name="P1"/>
      <text:p text:style-name="P1">Vision </text:p>
      <text:p text:style-name="P5"><text:span text:style-name="T3">Fremtidsvisionen for RoboGO er at bestræbe sig på at blive førende indenfor a</text:span><text:span text:style-name="T1">utomatisering</text:span><text:span text:style-name="T3"> og dermed give bedre arbejdsvilkår og økonomi ved at forhøje effektiviseringen. </text:span></text:p>
      <text:p text:style-name="P7"/>
      <text:p text:style-name="P4">Vi vil sammen som gruppe bistå vores virksomhed, ved at implementere IT-løsninger der kan højne effektiviteten og produktiviteten. Vores bidrag til virksomheden betyder at virksomheden vil fungere bedre på mange punkter bl.a. produktivitetsmæssigt. Vi vil varetage opgaver inden for vores kompetenceområde som er produktionsløsninger.</text:p>
      <text:p text:style-name="P4"/>
      <text:p text:style-name="P4"/>
      <text:p text:style-name="P1"/>
      <text:p text:style-name="P1"/>
      <text:p text:style-name="P1"/>
      <text:p text:style-name="P1">Risk List</text:p>
      <text:list xml:id="list41284069" text:style-name="L1">
        <text:list-item>
          <text:p text:style-name="P8">Komponenter fra underleverandør ankommer for sent. Dermed kan produktet ikke færdiggøres til deadline.</text:p>
          <text:list>
            <text:list-item>
              <text:p text:style-name="P8">Løsning: Finde en anden underleverandør, eller (hvis muligt) finde en anden komponent, der kan erstatte den ikke leverede komponent.</text:p>
            </text:list-item>
          </text:list>
        </text:list-item>
        <text:list-item>
          <text:p text:style-name="P8">Der kan ske fejl under produktionen eller udviklingen. Filer kan forsvinde, eller der kan ske fejl under samlingen af produktet.</text:p>
          <text:list>
            <text:list-item>
              <text:p text:style-name="P8">Løsning: I tilfælde af forsvundne filer må vi gå tilbage i historikken i for eksempel GitHub eller muligvis en lokal backup og finde en tidligere udgave. </text:p>
            </text:list-item>
          </text:list>
        </text:list-item>
        <text:list-item>
          <text:p text:style-name="P8">Underleverandører kan gå konkurs pga. verserende finanskrise. Dermed kan komponentdele ikke leveres.</text:p>
          <text:list>
            <text:list-item>
              <text:p text:style-name="P8">Løsning: Se punkt 1a.</text:p>
            </text:list-item>
          </text:list>
        </text:list-item>
        <text:list-item>
          <text:p text:style-name="P8">Vi kan risikere, at de ansatte medarbejdere i firmaet, ikke har den fornødne viden eller erfaring til at færdiggøre produktet.</text:p>
          <text:list>
            <text:list-item>
              <text:p text:style-name="P8">Løsning: Holde hyppige møder hvor der bliver talt om, hvordan udviklingen forløber, og om alle har styr på deres ansvarsområde. Hvis et ansvarsområde kommer i problemer, må vi hente andre <text:soft-page-break/>allerede ansatte udviklere ind fra et andet område eller ansætte nye udviklere, der har de rette kompetencer.</text:p>
            </text:list-item>
          </text:list>
        </text:list-item>
        <text:list-item>
          <text:p text:style-name="P8">Vi kan risikere, at deadlines overskrides. Hermed kan den endelige deadline komme i fare, og firmaet kan blive ramt finansielt.</text:p>
          <text:list>
            <text:list-item>
              <text:p text:style-name="P8">Løsning: Der skal holdes hyppige møder, hvor der bliver diskuteret, om der er brug for mere arbejdskraft på nogle områder. Hermed burde deadlines kunne overholdes.</text:p>
            </text:list-item>
          </text:list>
        </text:list-item>
      </text:list>
      <text:p text:style-name="P3"/>
      <text:list xml:id="list41324764" text:continue-numbering="true" text:style-name="L1">
        <text:list-item>
          <text:p text:style-name="P8">Udviklingsprisen kan blive for høj, og det kan ende med, at vi ikke kan tjene penge på produktet.</text:p>
          <text:list>
            <text:list-item>
              <text:p text:style-name="P8">Løsning: Lave prisestimeringer hele vejen igennem forløbet. Estimeringerne vil blive mere og mere præcise, jo længere vi kommer ind i udviklingsforløbet. Vi må forsøge at gøre produktet mere rentabelt for eksempel ved at sætte nogle billigere komponenter på. Hvis det er umuligt at gøre produktet rentabelt, bliver vi nødt til at stoppe projektet.</text:p>
            </text:list-item>
          </text:list>
        </text:list-item>
        <text:list-item>
          <text:p text:style-name="P8">Vi kan risikere, at noget testudstyr er fejlbehæftet eller defekt. Dermed kan vi ende med at skulle tilbagekalde produkter til fejlrettelse og kalibrering. Dette vil blive økonomisk og tidsmæssigt dyrt.</text:p>
          <text:list>
            <text:list-item>
              <text:p text:style-name="P8">Løsning: Teste produktet på flere forskellige måder og med forskelligt testudstyr.</text:p>
            </text:list-item>
          </text:list>
        </text:list-item>
        <text:list-item>
          <text:p text:style-name="P8">Vigtige medarbejdere kan blive ramt af sygdom eller lignende. Hermed kan udviklingen stå stile i længere tidsrum, og deadlines skubbes.</text:p>
          <text:list>
            <text:list-item>
              <text:p text:style-name="P8">Løsning: I tilfælde af alvorlige og længevarende fravær må vi ansætte nye folk udefra.</text:p>
            </text:list-item>
          </text:list>
        </text:list-item>
      </text:list>
      <text:p text:style-name="P6"><text:span text:style-name="Standardskrifttype_20_i_20_afsni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paragraph-properties fo:hyphenation-ladder-count="no-limit"/>
      <style:text-properties fo:hyphenate="false" fo:hyphenation-remain-char-count="2" fo:hyphenation-push-char-count="2"/>
    </style:style>
    <style:style style:name="Listeafsnit"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Standardskrifttype_20_i_20_afsnit" style:display-name="Standardskrifttype i afsni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1T20:22:54.89</meta:creation-date>
    <dc:date>2012-02-26T21:18:29.49</dc:date>
    <meta:editing-duration>PT4H23M57S</meta:editing-duration>
    <meta:editing-cycles>12</meta:editing-cycles>
    <meta:generator>LibreOffice/3.4$Win32 LibreOffice_project/340m1$Build-502</meta:generator>
    <meta:document-statistic meta:table-count="0" meta:image-count="0" meta:object-count="0" meta:page-count="2" meta:paragraph-count="21" meta:word-count="441" meta:character-count="2861" meta:non-whitespace-character-count="2453"/>
  </office:meta>
</office:document-meta>
</file>